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7000001086E720364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8pt"/>
    </style:style>
    <style:style style:name="P3" style:family="paragraph" style:parent-style-name="Text_20_body">
      <style:paragraph-properties fo:margin-top="0cm" fo:margin-bottom="0cm"/>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Word of God</text:p>
      <text:p text:style-name="P1"/>
      <text:p text:style-name="P3">So what is a Christian? What is the Church?What is prayer? And what is the Bible? And what may one reasonable expect from the Lord God Almighty.....if anything. And who has the Authority to teach? Where are the answers to be found? If anywhere? Or is it just a chaotic mass of opinions? Is there a Absolute? </text:p>
      <text:p text:style-name="P3"/>
      <text:p text:style-name="P3">16/3/25 </text:p>
      <text:p text:style-name="P3"/>
      <text:p text:style-name="P3">So why study anything? Surely without a in depth knowledge and understanding of any subject one cannot prevail. Eg weapons development. Someone with no understanding of metallurgy,electronics coding etc etc no weapons would be developed.....or in pharmaceuticals......no knowledge and and understanding of molecular genetics etc one could not develop new pharmaceuticals to assist in the cure of diseases. From a Philosophical point of view Aristotle is alleged to have said “The unexamined life is not worth living.”</text:p>
      <text:p text:style-name="P3"/>
      <text:p text:style-name="P3">Some people are more diligent than others</text:p>
      <text:p text:style-name="P3"/>
      <text:p text:style-name="P3"><draw:frame draw:style-name="fr1" draw:name="graphics1" text:anchor-type="paragraph" svg:width="10.864cm" svg:height="4.23cm" draw:z-index="0"><draw:image xlink:href="Pictures/2000000700002A7000001086E7203649.svm" xlink:type="simple" xlink:show="embed" xlink:actuate="onLoad"/></draw:frame>“Baur was a heroic figure ,a representative of German scholarship at its best,in its tireless industry, in the range of its operations, and in its fearless eagerness to advance the knowledge of the truth without regard for what the consequences may be in relation to convictions and traditions dearly held and cherished. He was at his desk by four o clock every morning. The works published during his lifetime amount to ten thousand pages,those published after his <text:soft-page-break/>death from his notes or those of his students to another six thousand, the equivalent of a book of four hundred pages every year for forty years.”</text:p>
      <text:p text:style-name="P3"/>
      <text:p text:style-name="P3">(The Interpretation of the New Testament – Stephen Neill page 30)</text:p>
      <text:p text:style-name="P3"/>
      <text:p text:style-name="P3"/>
      <text:p text:style-name="P3">Awes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10T09:41:21.61</meta:creation-date>
    <dc:date>2025-03-16T11:19:30.37</dc:date>
    <meta:editing-duration>PT13H50M21S</meta:editing-duration>
    <meta:editing-cycles>3</meta:editing-cycles>
    <meta:generator>OpenOffice/4.1.15$Win32 OpenOffice.org_project/4115m2$Build-9813</meta:generator>
    <meta:document-statistic meta:table-count="0" meta:image-count="1" meta:object-count="0" meta:page-count="2" meta:paragraph-count="8" meta:word-count="263" meta:character-count="1573"/>
  </office:meta>
</office:document-meta>
</file>